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/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3"/>
          <table:table-cell table:style-name="ce11" office:value-type="string" calcext:value-type="string">
            <text:p>put back in outrurc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/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/>
          <table:table-cell table:style-name="ce11" office:value-type="string" calcext:value-type="string">
            <text:p>add to SJM’s L token at the end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2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/>
          <table:table-cell table:style-name="ce11" office:value-type="string" calcext:value-type="string">
            <text:p>use L token for Minister Cho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/>
          <table:table-cell table:style-name="ce11" office:value-type="string" calcext:value-type="string">
            <text:p>use L token for Zen Daijun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/>
          <table:table-cell table:style-name="ce11" office:value-type="string" calcext:value-type="string">
            <text:p>use L token for Sunqua</text:p>
          </table:table-cell>
          <table:table-cell table:style-name="ce5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table:style-name="ce11"/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table:style-name="ce11"/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01:49.24910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22:49:42.328461794</dc:date>
    <meta:editing-duration>PT4H54M47S</meta:editing-duration>
    <meta:editing-cycles>17</meta:editing-cycles>
    <meta:generator>LibreOffice/25.2.3.2$Linux_X86_64 LibreOffice_project/520$Build-2</meta:generator>
    <meta:document-statistic meta:table-count="5" meta:cell-count="604" meta:object-count="0"/>
  </office:meta>
</office:document-meta>
</file>